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362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3700">
            <text:p>3700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musse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296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4005">
            <text:p>4005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598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4150">
            <text:p>41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361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3675">
            <text:p>36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000000000000002">
            <text:p>−4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105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000000000000002">
            <text:p>−4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040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4200">
            <text:p>42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usse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043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4.379999999999995">
            <text:p>−64.38</text:p>
          </table:table-cell>
          <table:table-cell table:style-name="ACE-0" office:value-type="float" office:value="4100">
            <text:p>41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810</text:p>
          </table:table-cell>
          <table:table-cell table:style-name="ACE-0" office:value-type="float" office:value="45.140000000000001">
            <text:p>45.14</text:p>
          </table:table-cell>
          <table:table-cell table:style-name="ACE-0" office:value-type="float" office:value="-64.390000000000001">
            <text:p>−64.39</text:p>
          </table:table-cell>
          <table:table-cell table:style-name="ACE-0" office:value-type="float" office:value="4430">
            <text:p>4430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999999999999998">
            <text:p>−4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812</text:p>
          </table:table-cell>
          <table:table-cell table:style-name="ACE-0" office:value-type="float" office:value="45.140000000000001">
            <text:p>45.14</text:p>
          </table:table-cell>
          <table:table-cell table:style-name="ACE-0" office:value-type="float" office:value="-64.390000000000001">
            <text:p>−64.39</text:p>
          </table:table-cell>
          <table:table-cell table:style-name="ACE-0" office:value-type="float" office:value="2355">
            <text:p>2355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43</text:p>
          </table:table-cell>
          <table:table-cell table:style-name="ACE-0" office:value-type="float" office:value="45.369999999999997">
            <text:p>45.37</text:p>
          </table:table-cell>
          <table:table-cell table:style-name="ACE-0" office:value-type="float" office:value="-63.310000000000002">
            <text:p>−63.31</text:p>
          </table:table-cell>
          <table:table-cell table:style-name="ACE-0" office:value-type="float" office:value="4045">
            <text:p>404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2000000000000002">
            <text:p>−6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867</text:p>
          </table:table-cell>
          <table:table-cell table:style-name="ACE-0" office:value-type="float" office:value="45.380000000000003">
            <text:p>45.38</text:p>
          </table:table-cell>
          <table:table-cell table:style-name="ACE-0" office:value-type="float" office:value="-63.530000000000001">
            <text:p>−63.53</text:p>
          </table:table-cell>
          <table:table-cell table:style-name="ACE-0" office:value-type="float" office:value="7208">
            <text:p>7208</text:p>
          </table:table-cell>
          <table:table-cell table:style-name="ACE-0" office:value-type="float" office:value="83">
            <text:p>8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39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0642">
            <text:p>10642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41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0531">
            <text:p>10531</text:p>
          </table:table-cell>
          <table:table-cell table:style-name="ACE-0" office:value-type="float" office:value="126">
            <text:p>126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43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0452">
            <text:p>10452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966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0557">
            <text:p>10557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975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1011">
            <text:p>11011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977</text:p>
          </table:table-cell>
          <table:table-cell table:style-name="ACE-0" office:value-type="float" office:value="45.420000000000002">
            <text:p>45.42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10113">
            <text:p>10113</text:p>
          </table:table-cell>
          <table:table-cell table:style-name="ACE-0" office:value-type="float" office:value="275">
            <text:p>27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951</text:p>
          </table:table-cell>
          <table:table-cell table:style-name="ACE-0" office:value-type="float" office:value="45.549999999999997">
            <text:p>45.55</text:p>
          </table:table-cell>
          <table:table-cell table:style-name="ACE-0" office:value-type="float" office:value="-63.549999999999997">
            <text:p>−63.55</text:p>
          </table:table-cell>
          <table:table-cell table:style-name="ACE-0" office:value-type="float" office:value="10746">
            <text:p>10746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tuckenrathEtal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939</text:p>
          </table:table-cell>
          <table:table-cell table:style-name="ACE-0" office:value-type="float" office:value="45.659999999999997">
            <text:p>45.66</text:p>
          </table:table-cell>
          <table:table-cell table:style-name="ACE-0" office:value-type="float" office:value="-64.659999999999997">
            <text:p>−64.66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899999999999999">
            <text:p>−27.9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6</text:p>
          </table:table-cell>
          <table:table-cell table:style-name="ACE-0" office:value-type="float" office:value="45.729999999999997">
            <text:p>45.73</text:p>
          </table:table-cell>
          <table:table-cell table:style-name="ACE-0" office:value-type="float" office:value="-64.680000000000007">
            <text:p>−64.68</text:p>
          </table:table-cell>
          <table:table-cell table:style-name="ACE-0" office:value-type="float" office:value="2225">
            <text:p>222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7</text:p>
          </table:table-cell>
          <table:table-cell table:style-name="ACE-0" office:value-type="float" office:value="45.729999999999997">
            <text:p>45.73</text:p>
          </table:table-cell>
          <table:table-cell table:style-name="ACE-0" office:value-type="float" office:value="-64.680000000000007">
            <text:p>−64.68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000000000000001">
            <text:p>−3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8</text:p>
          </table:table-cell>
          <table:table-cell table:style-name="ACE-0" office:value-type="float" office:value="45.729999999999997">
            <text:p>45.73</text:p>
          </table:table-cell>
          <table:table-cell table:style-name="ACE-0" office:value-type="float" office:value="-64.680000000000007">
            <text:p>−64.68</text:p>
          </table:table-cell>
          <table:table-cell table:style-name="ACE-0" office:value-type="float" office:value="3240">
            <text:p>324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e-904</text:p>
          </table:table-cell>
          <table:table-cell table:style-name="ACE-0" office:value-type="float" office:value="45.770000000000003">
            <text:p>45.77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">
            <text:p>−0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e-905</text:p>
          </table:table-cell>
          <table:table-cell table:style-name="ACE-0" office:value-type="float" office:value="45.770000000000003">
            <text:p>45.77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320">
            <text:p>3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e-906</text:p>
          </table:table-cell>
          <table:table-cell table:style-name="ACE-0" office:value-type="float" office:value="45.770000000000003">
            <text:p>45.77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880">
            <text:p>8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96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030">
            <text:p>2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ramineae 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96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400">
            <text:p>24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ramineae 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969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ramineae 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97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570">
            <text:p>25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000000000000001">
            <text:p>−3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971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000000000000001">
            <text:p>−3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315">
            <text:p>31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p. alterniflora 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p. alterniflora 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9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970">
            <text:p>9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1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2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000000000000001">
            <text:p>−3.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3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4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00">
            <text:p>26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5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6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40">
            <text:p>2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10">
            <text:p>26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999999999999999">
            <text:p>−2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560">
            <text:p>25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1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3120">
            <text:p>31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895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900">
            <text:p>9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896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89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110">
            <text:p>11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89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560">
            <text:p>15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899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250">
            <text:p>12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1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2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3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4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5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320">
            <text:p>2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">
            <text:p>−0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6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080">
            <text:p>20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140">
            <text:p>21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09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310">
            <text:p>23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1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350">
            <text:p>23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11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460">
            <text:p>24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12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390">
            <text:p>23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1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590">
            <text:p>15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2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040">
            <text:p>20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8913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680">
            <text:p>26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4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5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810">
            <text:p>18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6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170">
            <text:p>21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97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3220">
            <text:p>32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3258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920">
            <text:p>19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3259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142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320">
            <text:p>1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9650</text:p>
          </table:table-cell>
          <table:table-cell table:style-name="ACE-0" office:value-type="float" office:value="45.789999999999999">
            <text:p>45.79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7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alrympleZaitlin199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8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9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060">
            <text:p>10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0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530">
            <text:p>15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1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400">
            <text:p>4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2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800">
            <text:p>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3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4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780">
            <text:p>17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5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200">
            <text:p>22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6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2240">
            <text:p>22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7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490">
            <text:p>1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708A</text:p>
          </table:table-cell>
          <table:table-cell table:style-name="ACE-0" office:value-type="float" office:value="45.810000000000002">
            <text:p>45.81</text:p>
          </table:table-cell>
          <table:table-cell table:style-name="ACE-0" office:value-type="float" office:value="-64.269999999999996">
            <text:p>−64.27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32</text:p>
          </table:table-cell>
          <table:table-cell table:style-name="ACE-0" office:value-type="float" office:value="45.82">
            <text:p>45.82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1000">
            <text:p>10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73</text:p>
          </table:table-cell>
          <table:table-cell table:style-name="ACE-0" office:value-type="float" office:value="45.82">
            <text:p>45.82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2750">
            <text:p>27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75</text:p>
          </table:table-cell>
          <table:table-cell table:style-name="ACE-0" office:value-type="float" office:value="45.82">
            <text:p>45.82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2960">
            <text:p>29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2000000000000002">
            <text:p>−4.2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76</text:p>
          </table:table-cell>
          <table:table-cell table:style-name="ACE-0" office:value-type="float" office:value="45.82">
            <text:p>45.82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79</text:p>
          </table:table-cell>
          <table:table-cell table:style-name="ACE-0" office:value-type="float" office:value="45.82">
            <text:p>45.82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975</text:p>
          </table:table-cell>
          <table:table-cell table:style-name="ACE-0" office:value-type="float" office:value="45.850000000000001">
            <text:p>45.85</text:p>
          </table:table-cell>
          <table:table-cell table:style-name="ACE-0" office:value-type="float" office:value="-64.299999999999997">
            <text:p>−64.3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">
            <text:p>−1.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e-903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3770">
            <text:p>37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9000000000000004">
            <text:p>−7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1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065">
            <text:p>106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2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620">
            <text:p>16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3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675">
            <text:p>67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4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5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000">
            <text:p>10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6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925">
            <text:p>92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8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675">
            <text:p>267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000000000000002">
            <text:p>−3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39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635">
            <text:p>263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840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3120">
            <text:p>31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1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335">
            <text:p>133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2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185">
            <text:p>218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3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620">
            <text:p>262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999999999999996">
            <text:p>−4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45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3800">
            <text:p>380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930</text:p>
          </table:table-cell>
          <table:table-cell table:style-name="ACE-0" office:value-type="float" office:value="45.859999999999999">
            <text:p>45.86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tre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8999999999999999">
            <text:p>−3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6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500">
            <text:p>25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5695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4550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4551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2230">
            <text:p>22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3238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319999999999993">
            <text:p>−64.32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2859</text:p>
          </table:table-cell>
          <table:table-cell table:style-name="ACE-0" office:value-type="float" office:value="45.350000000000001">
            <text:p>45.35</text:p>
          </table:table-cell>
          <table:table-cell table:style-name="ACE-0" office:value-type="float" office:value="-64.700000000000003">
            <text:p>−64.7</text:p>
          </table:table-cell>
          <table:table-cell table:style-name="ACE-0" office:value-type="float" office:value="12600">
            <text:p>126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">
            <text:p>−38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teaWightman198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umber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3241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4.319999999999993">
            <text:p>−64.32</text:p>
          </table:table-cell>
          <table:table-cell table:style-name="ACE-0" office:value-type="float" office:value="3290">
            <text:p>32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Etal2010,VacchiEtal2018</text:p>
          </table:table-cell>
          <table:table-cell table:number-columns-repeated="240" table:style-name="ACE-0"/>
        </table:table-row>
        <table:table-row table:style-name="AROW-0" table:number-rows-repeated="65422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46:4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